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Arial" fo:font-size="14pt" fo:font-weight="normal" officeooo:rsid="000d366e" officeooo:paragraph-rsid="000fc6cf" style:font-size-asian="14pt" style:font-weight-asian="normal" style:font-size-complex="14pt" style:font-weight-complex="normal"/>
    </style:style>
    <style:style style:name="P2" style:family="paragraph" style:parent-style-name="Standard">
      <style:paragraph-properties fo:line-height="200%"/>
      <style:text-properties style:font-name="Arial" fo:font-size="14pt" fo:font-weight="normal" officeooo:rsid="000d366e" officeooo:paragraph-rsid="000fc6cf" style:font-size-asian="14pt" style:font-weight-asian="normal" style:font-size-complex="14pt" style:font-weight-complex="normal"/>
    </style:style>
    <style:style style:name="P3" style:family="paragraph" style:parent-style-name="Standard">
      <style:paragraph-properties fo:line-height="200%"/>
      <style:text-properties style:font-name="Arial" fo:font-size="14pt" fo:font-weight="normal" officeooo:rsid="000d7a36" officeooo:paragraph-rsid="000d7a36" style:font-size-asian="14pt" style:font-weight-asian="normal" style:font-size-complex="14pt" style:font-weight-complex="normal"/>
    </style:style>
    <style:style style:name="P4" style:family="paragraph" style:parent-style-name="Standard">
      <style:paragraph-properties fo:line-height="200%"/>
      <style:text-properties style:font-name="Arial" fo:font-size="14pt" fo:font-weight="normal" officeooo:rsid="000e4c24" officeooo:paragraph-rsid="000e4c24"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0pt" fo:font-weight="normal" officeooo:rsid="000d366e" officeooo:paragraph-rsid="000fc6cf" style:font-size-asian="8.75pt" style:font-weight-asian="normal" style:font-size-complex="10pt" style:font-weight-complex="normal"/>
    </style:style>
    <style:style style:name="T1" style:family="text">
      <style:text-properties officeooo:rsid="000d71c3"/>
    </style:style>
    <style:style style:name="T2" style:family="text">
      <style:text-properties officeooo:rsid="000e4c24"/>
    </style:style>
    <style:style style:name="T3" style:family="text">
      <style:text-properties officeooo:rsid="000fc6cf"/>
    </style:style>
    <style:style style:name="T4" style:family="text">
      <style:text-properties fo:font-size="12pt" officeooo:rsid="000fc6cf" style:font-size-asian="12pt" style:font-size-complex="12pt"/>
    </style:style>
    <style:style style:name="T5" style:family="text">
      <style:text-properties officeooo:rsid="00109ba0"/>
    </style:style>
    <style:style style:name="T6" style:family="text">
      <style:text-properties officeooo:rsid="00127edd"/>
    </style:style>
    <style:style style:name="T7" style:family="text">
      <style:text-properties officeooo:rsid="0012fd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tab/><text:span text:style-name="T6">T</text:span><text:span text:style-name="T4">imeline of <text:s/>Mechanic Relays, VacuumTubes and Transistors.</text:span></text:p>
      <text:p text:style-name="P1"/>
      <text:p text:style-name="P2"><text:tab/>Mechnical relays <text:span text:style-name="T6">were used to </text:span>transmit data <text:span text:style-name="T7">in pre 1940’s era.</text:span> <text:span text:style-name="T7">They were implemented by sending electric current through a coil which in return closed a circuit <text:s/>wire switch via attraction by a magnetic field</text:span>. <text:span text:style-name="T1">Open circuit meant 1 <text:s/>and closed meant 0.</text:span> <text:span text:style-name="T1">The gate was an actual tiny metal wire with mass so that made it difficuilt for it to swing back and fourth at high rates. The engineers needed it to swing fast so inorder to send bits at faster rates. Mechanical Relays had a frequency of approximately 50Hz which is was not fast enough unfortunately. <text:s/></text:span></text:p>
      <text:p text:style-name="P3"><text:tab/>Vacuum tubes were a huge improvement <text:s/>over mechnical relays <text:span text:style-name="T7">because they </text:span>didn’t have any swinging parts <text:span text:style-name="T7">and were much faster. Vacuum tubes could reach</text:span> <text:span text:style-name="T5">+1000hz </text:span>frequenc<text:span text:style-name="T5">ies</text:span>. They were used in the <text:s/>first general purpose computer the ENIAC <text:span text:style-name="T5">in 1945</text:span> designed by John Mauchly and <text:span text:style-name="T5">collegue</text:span> J. Presper Eckert. There was <text:span text:style-name="T7">also</text:span> Konrad Zuse <text:span text:style-name="T7">an engineer with the same idea but who couldn’t use vacuum tubes because his funding was not adequate</text:span>. <text:span text:style-name="T2">Vacuum tubes were not perfect though, they were too expensive and hard to assemble, in comparisonto their predecessor the Transistor.</text:span></text:p>
      <text:p text:style-name="P4"><text:tab/>Transistors were much smaller(<text:span text:style-name="T6">sometimes a </text:span>million times smaller) and much more durable. They were solid components which means no complex inner assembly, <text:span text:style-name="T7">could be made smaller</text:span> <text:span text:style-name="T6">and <text:s/>also much faster than vacuum tubes</text:span>. <text:span text:style-name="T6">They are good enough to be still in use today and their </text:span>small size is what made it possible for todays computers to be so <text:span text:style-name="T6">compact and sm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6T20:42:26.554113553</meta:creation-date>
    <dc:date>2019-03-17T00:08:20.701249769</dc:date>
    <meta:editing-duration>PT6M29S</meta:editing-duration>
    <meta:editing-cycles>2</meta:editing-cycles>
    <meta:generator>LibreOffice/6.1.4.2$Linux_X86_64 LibreOffice_project/10$Build-2</meta:generator>
    <meta:document-statistic meta:table-count="0" meta:image-count="0" meta:object-count="0" meta:page-count="1" meta:paragraph-count="4" meta:word-count="257" meta:character-count="1538" meta:non-whitespace-character-count="1273"/>
  </office:meta>
</office:document-meta>
</file>